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635cm" fo:margin-right="0cm" fo:margin-top="0cm" fo:margin-bottom="0cm" fo:text-indent="0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ffff00"/>
    </style:style>
    <style:style style:name="P2" style:family="paragraph" style:parent-style-name="Text_20_body">
      <style:paragraph-properties fo:margin-left="0.635cm" fo:margin-right="0cm" fo:margin-top="0cm" fo:margin-bottom="0cm" fo:text-indent="0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P3" style:family="paragraph" style:parent-style-name="Text_20_body">
      <style:paragraph-properties fo:margin-left="0.635cm" fo:margin-right="0cm" fo:margin-top="0cm" fo:margin-bottom="0cm" fo:text-indent="1.27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ffff00"/>
    </style:style>
    <style:style style:name="P4" style:family="paragraph" style:parent-style-name="Text_20_body">
      <style:paragraph-properties fo:margin-left="0cm" fo:margin-right="0cm" fo:margin-top="0cm" fo:margin-bottom="0cm" fo:text-indent="1.27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ffff00"/>
    </style:style>
    <style:style style:name="P5" style:family="paragraph" style:parent-style-name="Text_20_body">
      <style:paragraph-properties fo:margin-left="1.27cm" fo:margin-right="0cm" fo:margin-top="0cm" fo:margin-bottom="0cm" fo:text-indent="1.27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ffff00"/>
    </style:style>
    <style:style style:name="P6" style:family="paragraph" style:parent-style-name="Text_20_body" style:list-style-name="L1">
      <style:paragraph-properties fo:margin-top="0cm" fo:margin-bottom="0cm" fo:background-color="transparent">
        <style:background-image/>
      </style:paragraph-properties>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P7" style:family="paragraph" style:parent-style-name="Text_20_body">
      <style:paragraph-properties fo:margin-left="0cm" fo:margin-right="0cm" fo:margin-top="0cm" fo:margin-bottom="0cm" fo:text-indent="1.27cm" style:auto-text-indent="false" style:writing-mode="lr-tb"/>
    </style:style>
    <style:style style:name="P8" style:family="paragraph" style:parent-style-name="Text_20_body">
      <style:paragraph-properties fo:margin-left="0cm" fo:margin-right="0cm" fo:margin-top="0cm" fo:margin-bottom="0cm" fo:text-indent="1.27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P9" style:family="paragraph" style:parent-style-name="Text_20_body">
      <style:paragraph-properties fo:margin-left="0cm" fo:margin-right="0cm" fo:margin-top="0cm" fo:margin-bottom="0cm" fo:text-indent="0cm" style:auto-text-indent="false" style:writing-mode="lr-tb"/>
    </style:style>
    <style:style style:name="P10"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1" fo:font-size="9pt" fo:font-style="normal" style:text-underline-style="none" fo:font-weight="bold" style:text-blinking="false" fo:background-color="#ffff00"/>
    </style:style>
    <style:style style:name="T2" style:family="text">
      <style:text-properties fo:font-variant="normal" fo:text-transform="none" fo:color="#000000" style:text-line-through-style="none" style:font-name="Arial1" fo:font-size="9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1" fo:font-size="9pt" fo:font-style="normal" style:text-underline-style="none" fo:font-weight="normal" style:text-blinking="false" fo:background-color="#ffff00"/>
    </style:style>
    <style:style style:name="T4" style:family="text">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1" fo:font-size="9pt" fo:font-style="normal" style:text-underline-style="none" fo:font-weight="normal" style:text-blinking="false" fo:background-color="#a4c2f4"/>
    </style:style>
    <style:style style:name="T6" style:family="text">
      <style:text-properties fo:font-variant="normal" fo:text-transform="none" fo:color="#000000" style:text-line-through-style="none" style:font-name="Arial1" fo:font-size="9pt" fo:font-style="normal" style:text-underline-style="none" fo:font-weight="normal" style:text-blinking="false" fo:background-color="#a2c4c9"/>
    </style:style>
    <style:style style:name="T7" style:family="text">
      <style:text-properties fo:font-variant="normal" fo:text-transform="none" fo:color="#000000" style:text-line-through-style="none" style:text-underline-style="none" style:text-blinking="false" fo:background-color="#ffff0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279355" text:style-name="L1">
        <text:list-item>
          <text:p text:style-name="P6"><text:bookmark text:name="internal-source-marker_0.1486182632023979"/>Requirements and Analysis Document for NNN<text:line-break/><text:line-break/>Table of Contents<text:line-break/><text:line-break/><text:line-break/><text:line-break/> Version: <text:line-break/><text:line-break/> Date 14 - 03 - 2012<text:line-break/><text:line-break/> Author Tomas Selldén, Anton Palmqvist, Marcus Thyrén, Henrik Andersson<text:line-break/><text:line-break/>This version overrides all previous versions.</text:p>
        </text:list-item>
      </text:list>
      <text:p text:style-name="Text_20_body"><text:line-break/><text:span text:style-name="T1">1. Introduction</text:span></text:p>
      <text:p text:style-name="P1">This section gives a brief overview of the project.<text:line-break/><text:line-break/>1.1 Purpose of application This project is a 2D-game that reminds a bit of old school NES games where there is one main character that you control, and monsters and obstacles that you have to avoid or kill if possible. You kill monsters and remove obstacles with bombs that you can put out. To complete the level the main character has to gather a number of items and then get to the exit or eliminate all opponents.</text:p>
      <text:p text:style-name="P3"><text:line-break/>1.2 General characteristics of application <text:line-break/>The application is a single player(possibly multi-player) game. The GUI will look somewhat like an old Nintendo game. </text:p>
      <text:p text:style-name="P1">In the game you control the main character using the keyboard(Multiplayer: two main characters using different sets of keys). Whenever you complete a level you will get to another harder level, until you complete them all and complete the whole game.</text:p>
      <text:p text:style-name="P1">en bana two player</text:p>
      <text:p text:style-name="P1"><text:line-break/>1.3 Scope of application <text:line-break/>The application does not include a computer player.  We don´t know yet if we will create a multiplayer game or a single game where you have to complete different levels.The game does not save interrupted game or save any statistics. (kan ta med detta i efterhand)</text:p>
      <text:p text:style-name="Text_20_body"/>
      <text:p text:style-name="P1">1.4 Objectives and success criteria of the project <text:line-break/>It should be possible to play at least a couple of different levels and be able to kill a monster, get the items and go to the exit to complete them.</text:p>
      <text:p text:style-name="Text_20_body"><text:line-break/><text:line-break/><text:span text:style-name="T3">1.5 Definitions, acronyms and abbreviations </text:span><text:line-break/><text:line-break/><text:span text:style-name="T7">• </text:span><text:span text:style-name="T3">GUI, graphical user interface.</text:span><text:line-break/><text:span text:style-name="T7">• </text:span><text:span text:style-name="T3">Java, platform independent programming language.</text:span><text:line-break/><text:span text:style-name="T7">• </text:span><text:span text:style-name="T3">JRE, the Java Run time Environment. Additional software needed to run an Java application.</text:span><text:line-break/><text:span text:style-name="T7">• </text:span><text:span text:style-name="T3">Host, a computer where the game will run.</text:span><text:line-break/></text:p>
      <text:p text:style-name="P2"/>
      <text:p text:style-name="Text_20_body"><text:span text:style-name="T2">2 Requirements</text:span><text:span text:style-name="T4"><text:line-break/><text:line-break/>In this section we specify all requirements<text:line-break/><text:line-break/></text:span><text:span text:style-name="T3">2.1 Functional requirements</text:span></text:p>
      <text:p text:style-name="P4">1.Start a game of one or two players.</text:p>
      <text:p text:style-name="Text_20_body"/>
      <text:p text:style-name="P4">2.Play a level</text:p>
      <text:p text:style-name="P5">a)Move the character around.</text:p>
      <text:p text:style-name="P5">b)Place bombs to destroy obstacles or enemies.</text:p>
      <text:p text:style-name="P5">c)possibly pick-up power-ups or different kinds of items.<text:line-break/>    </text:p>
      <text:p text:style-name="P4">3.When finished, put their nickname in the highscore-list.</text:p>
      <text:p text:style-name="Text_20_body"/>
      <text:p text:style-name="P7"><text:soft-page-break/><text:span text:style-name="T3">4.Exit the application,that will end the current game session.<text:line-break/></text:span><text:span text:style-name="T4"><text:line-break/>2.2 Non-functional requirements <text:line-break/><text:line-break/>Possible NA (not applicable).<text:line-break/><text:line-break/>2.2.1 Usability </text:span></text:p>
      <text:p text:style-name="P9"><text:span text:style-name="T4"><text:tab/></text:span><text:bookmark text:name="internal-source-marker_0.2591661165359619"/><text:span text:style-name="T4">Usability is high priority. Normal users should be able to play the game within a very</text:span></text:p>
      <text:p text:style-name="P8">short period.</text:p>
      <text:p text:style-name="P8">The application must communicate the state of the game in a very clear fashion. Tests</text:p>
      <text:p text:style-name="P8">with at least four different non-computer-professional should be performed to verify the</text:p>
      <text:p text:style-name="P8">usability. Test results should be part of the final documentation.</text:p>
      <text:p text:style-name="P10">As it’s a fairly known title for most people they would already know how to play it, but as for our own tweaks we’ll see how well we’ve done them.</text:p>
      <text:p text:style-name="P9"><text:span text:style-name="T4">2.2.2 Reliability <text:line-break/><text:tab/>NA.<text:line-break/>2.2.3 Performance</text:span></text:p>
      <text:p text:style-name="P9"><text:span text:style-name="T4"><text:tab/></text:span><text:bookmark text:name="internal-source-marker_0.25916611653596191"/><text:span text:style-name="T4">Any actions initiated by a player should not exceed a two sec response time in the mainmenu.</text:span></text:p>
      <text:p text:style-name="P10">In-game the response time should, at all times, be immediate so the playing-experience do not suffer. </text:p>
      <text:p text:style-name="P9"><text:span text:style-name="T4">2.2.4 Supportability<text:line-break/><text:line-break/>2.2.5 Implementation</text:span></text:p>
      <text:p text:style-name="P9"><text:span text:style-name="T4"><text:tab/></text:span><text:bookmark text:name="internal-source-marker_0.25916611653596192"/><text:span text:style-name="T4">To achieve platform independence the application will use the Java environment. All</text:span></text:p>
      <text:p text:style-name="P10">hosts must have the JRE installed and congured. The application needs to be installed</text:p>
      <text:p text:style-name="P10">on all hosts where it will run (possibly downloaded).</text:p>
      <text:p text:style-name="P10">Another requirement is the Slick2D-framework which is used to run the program aswell.</text:p>
      <text:p text:style-name="P9"><text:span text:style-name="T4">2.2.6 Packaging and installation<text:line-break/><text:line-break/>2.2.7 Legal</text:span></text:p>
      <text:p text:style-name="P9"><text:span text:style-name="T4"><text:tab/>There could be legal issues regarding rights to the Bomberman-game and trade mark. <text:line-break/><text:line-break/>2.3 Application models<text:line-break/><text:line-break/></text:span><text:span text:style-name="T3">2.3.1 Use case model <text:line-break/><text:line-break/>UML and a list of UC names (text for all in appendix)<text:line-break/><text:line-break/></text:span><text:span text:style-name="T5">2.3.2 Use cases priority</text:span><text:span text:style-name="T4"><text:line-break/><text:line-break/>1. Move (navigate the player).</text:span></text:p>
      <text:p text:style-name="Text_20_body"><text:span text:style-name="T4">2. Place bomb(also for exploding).</text:span><text:line-break/><text:span text:style-name="T4">3. GameOver</text:span><text:line-break/><text:span text:style-name="T4">4. PowerItemUsage<text:line-break/><text:line-break/></text:span><text:span text:style-name="T3">2.3.3 Domain model</text:span><text:line-break/><text:span text:style-name="T3">See DomainModel Appendix<text:line-break/><text:line-break/>UML, possible some text.<text:line-break/></text:span><text:span text:style-name="T4"><text:line-break/></text:span><text:span text:style-name="T6">2.3.4 User interface </text:span><text:span text:style-name="T4"><text:line-break/>Application will use a fixed (non skinable, non themeable) GUI following standard con-</text:span><text:line-break/><text:span text:style-name="T4">ventions. Runs preferably in fullscreen but would work perfect also in smaller windows.<text:line-break/>Text to motivate a picture.<text:line-break/><text:line-break/>2.4 References<text:line-break/><text:line-break/> APPENDIX <text:line-break/><text:line-break/> GUI<text:line-break/><text:line-break/> Domain model<text:line-break/><text:line-break/> Use case texts</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Tyren</meta:initial-creator>
    <meta:creation-date>2012-03-22T15:58:15.54</meta:creation-date>
    <dc:date>2012-03-28T15:17:34.36</dc:date>
    <dc:creator>Marcus Tyren</dc:creator>
    <meta:editing-duration>PT3M29S</meta:editing-duration>
    <meta:editing-cycles>3</meta:editing-cycles>
    <meta:generator>LibreOffice/3.4$Win32 LibreOffice_project/340m1$Build-502</meta:generator>
    <meta:document-statistic meta:table-count="0" meta:image-count="0" meta:object-count="0" meta:page-count="2" meta:paragraph-count="34" meta:word-count="669" meta:character-count="4160" meta:non-whitespace-character-count="3458"/>
  </office:meta>
</office:document-meta>
</file>